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61"/>
    <style:style style:name="ce5" style:family="table-cell" style:parent-style-name="Default">
      <style:text-properties style:font-name="Noto Sans" fo:font-size="9pt" style:font-size-asian="9pt" style:font-size-complex="9pt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number-columns-repeated="64" table:default-cell-style-name="ce5"/>
        <table:table-row table:style-name="ro1">
          <table:table-cell office:value-type="string" calcext:value-type="string">
            <text:p>mass_A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0.0544848480995605" calcext:value-type="float">
            <text:p>0.054484848099561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0.0380731352014703" calcext:value-type="float">
            <text:p>0.03807313520147</text:p>
          </table:table-cell>
          <table:table-cell/>
          <table:table-cell table:formula="of:=[.A4]-[.A$3]" office:value-type="float" office:value="0.0166666666666604" calcext:value-type="float">
            <text:p>0.01666666666666</text:p>
          </table:table-cell>
          <table:table-cell table:formula="of:=[.B4]-[.B$3]" office:value-type="float" office:value="-0.0164117128980902" calcext:value-type="float">
            <text:p>-0.01641171289809</text:p>
          </table:table-cell>
          <table:table-cell table:number-columns-repeated="59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211517417785946" calcext:value-type="float">
            <text:p>0.021151741778595</text:p>
          </table:table-cell>
          <table:table-cell/>
          <table:table-cell table:formula="of:=[.A5]-[.A$3]" office:value-type="float" office:value="0.0333333333333301" calcext:value-type="float">
            <text:p>0.03333333333333</text:p>
          </table:table-cell>
          <table:table-cell table:formula="of:=[.B5]-[.B$3]" office:value-type="float" office:value="-0.0333331063209659" calcext:value-type="float">
            <text:p>-0.033333106320966</text:p>
          </table:table-cell>
          <table:table-cell table:number-columns-repeated="59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0.00412841225076186" calcext:value-type="float">
            <text:p>0.004128412250762</text:p>
          </table:table-cell>
          <table:table-cell/>
          <table:table-cell table:formula="of:=[.A6]-[.A$3]" office:value-type="float" office:value="0.0500000000000003" calcext:value-type="float">
            <text:p>0.05</text:p>
          </table:table-cell>
          <table:table-cell table:formula="of:=[.B6]-[.B$3]" office:value-type="float" office:value="-0.0503564358487986" calcext:value-type="float">
            <text:p>-0.050356435848799</text:p>
          </table:table-cell>
          <table:table-cell table:number-columns-repeated="59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-0.0130987894869851" calcext:value-type="float">
            <text:p>-0.013098789486985</text:p>
          </table:table-cell>
          <table:table-cell/>
          <table:table-cell table:formula="of:=[.A7]-[.A$3]" office:value-type="float" office:value="0.0666666666666602" calcext:value-type="float">
            <text:p>0.06666666666666</text:p>
          </table:table-cell>
          <table:table-cell table:formula="of:=[.B7]-[.B$3]" office:value-type="float" office:value="-0.0675836375865456" calcext:value-type="float">
            <text:p>-0.067583637586546</text:p>
          </table:table-cell>
          <table:table-cell table:number-columns-repeated="5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0306317995396032" calcext:value-type="float">
            <text:p>-0.030631799539603</text:p>
          </table:table-cell>
          <table:table-cell/>
          <table:table-cell table:formula="of:=[.A8]-[.A$3]" office:value-type="float" office:value="0.0833333333333304" calcext:value-type="float">
            <text:p>0.08333333333333</text:p>
          </table:table-cell>
          <table:table-cell table:formula="of:=[.B8]-[.B$3]" office:value-type="float" office:value="-0.0851166476391637" calcext:value-type="float">
            <text:p>-0.085116647639164</text:p>
          </table:table-cell>
          <table:table-cell table:number-columns-repeated="59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-0.0483686818021356" calcext:value-type="float">
            <text:p>-0.048368681802136</text:p>
          </table:table-cell>
          <table:table-cell/>
          <table:table-cell table:formula="of:=[.A9]-[.A$3]" office:value-type="float" office:value="0.1" calcext:value-type="float">
            <text:p>0.1</text:p>
          </table:table-cell>
          <table:table-cell table:formula="of:=[.B9]-[.B$3]" office:value-type="float" office:value="-0.102853529901696" calcext:value-type="float">
            <text:p>-0.102853529901696</text:p>
          </table:table-cell>
          <table:table-cell table:number-columns-repeated="59"/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-0.0669210529043246" calcext:value-type="float">
            <text:p>-0.066921052904325</text:p>
          </table:table-cell>
          <table:table-cell/>
          <table:table-cell table:formula="of:=[.A10]-[.A$3]" office:value-type="float" office:value="0.11666666666666" calcext:value-type="float">
            <text:p>0.11666666666666</text:p>
          </table:table-cell>
          <table:table-cell table:formula="of:=[.B10]-[.B$3]" office:value-type="float" office:value="-0.121405901003885" calcext:value-type="float">
            <text:p>-0.121405901003885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2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B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0.0611944803310823" calcext:value-type="float">
            <text:p>0.061194480331082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0.0428865910447515" calcext:value-type="float">
            <text:p>0.042886591044752</text:p>
          </table:table-cell>
          <table:table-cell/>
          <table:table-cell table:formula="of:=[.A4]-[.A$3]" office:value-type="float" office:value="0.0166666666666" calcext:value-type="float">
            <text:p>0.0166666666666</text:p>
          </table:table-cell>
          <table:table-cell table:formula="of:=[.B4]-[.B$3]" office:value-type="float" office:value="-0.0183078892863308" calcext:value-type="float">
            <text:p>-0.018307889286331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0256052169418307" calcext:value-type="float">
            <text:p>0.025605216941831</text:p>
          </table:table-cell>
          <table:table-cell/>
          <table:table-cell table:formula="of:=[.A5]-[.A$3]" office:value-type="float" office:value="0.0333333333333012" calcext:value-type="float">
            <text:p>0.033333333333301</text:p>
          </table:table-cell>
          <table:table-cell table:formula="of:=[.B5]-[.B$3]" office:value-type="float" office:value="-0.0355892633892516" calcext:value-type="float">
            <text:p>-0.035589263389252</text:p>
          </table:table-cell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0.00617430763136342" calcext:value-type="float">
            <text:p>0.006174307631363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50201726997189" calcext:value-type="float">
            <text:p>-0.055020172699719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-0.0111682329214368" calcext:value-type="float">
            <text:p>-0.011168232921437</text:p>
          </table:table-cell>
          <table:table-cell/>
          <table:table-cell table:formula="of:=[.A7]-[.A$3]" office:value-type="float" office:value="0.0666666666666007" calcext:value-type="float">
            <text:p>0.066666666666601</text:p>
          </table:table-cell>
          <table:table-cell table:formula="of:=[.B7]-[.B$3]" office:value-type="float" office:value="-0.0723627132525191" calcext:value-type="float">
            <text:p>-0.07236271325251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0299635517404401" calcext:value-type="float">
            <text:p>-0.02996355174044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11580320715224" calcext:value-type="float">
            <text:p>-0.091158032071522</text:p>
          </table:table-cell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-0.0480324814263419" calcext:value-type="float">
            <text:p>-0.048032481426342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09226961757424" calcext:value-type="float">
            <text:p>-0.109226961757424</text:p>
          </table:table-cell>
        </table:table-row>
        <table:table-row table:style-name="ro1">
          <table:table-cell office:value-type="float" office:value="11.1333333333333" calcext:value-type="float">
            <text:p>11.1333333333333</text:p>
          </table:table-cell>
          <table:table-cell office:value-type="float" office:value="-0.0671001961702584" calcext:value-type="float">
            <text:p>-0.067100196170258</text:p>
          </table:table-cell>
          <table:table-cell/>
          <table:table-cell table:formula="of:=[.A10]-[.A$3]" office:value-type="float" office:value="0.116666666666601" calcext:value-type="float">
            <text:p>0.116666666666601</text:p>
          </table:table-cell>
          <table:table-cell table:formula="of:=[.B10]-[.B$3]" office:value-type="float" office:value="-0.128294676501341" calcext:value-type="float">
            <text:p>-0.128294676501341</text:p>
          </table:table-cell>
        </table:table-row>
      </table:table>
      <table:table table:name="B3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A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0580660840866132" calcext:value-type="float">
            <text:p>0.058066084086613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0.0379489637400821" calcext:value-type="float">
            <text:p>0.037948963740082</text:p>
          </table:table-cell>
          <table:table-cell/>
          <table:table-cell table:formula="of:=[.A4]-[.A$3]" office:value-type="float" office:value="0.0166666666666693" calcext:value-type="float">
            <text:p>0.016666666666669</text:p>
          </table:table-cell>
          <table:table-cell table:formula="of:=[.B4]-[.B$3]" office:value-type="float" office:value="-0.0201171203465311" calcext:value-type="float">
            <text:p>-0.020117120346531</text:p>
          </table:table-cell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0.0194560677043061" calcext:value-type="float">
            <text:p>0.019456067704306</text:p>
          </table:table-cell>
          <table:table-cell/>
          <table:table-cell table:formula="of:=[.A5]-[.A$3]" office:value-type="float" office:value="0.0333333333333297" calcext:value-type="float">
            <text:p>0.03333333333333</text:p>
          </table:table-cell>
          <table:table-cell table:formula="of:=[.B5]-[.B$3]" office:value-type="float" office:value="-0.0386100163823071" calcext:value-type="float">
            <text:p>-0.03861001638230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style-name="ce6" office:value-type="float" office:value="0.000963171668529994" calcext:value-type="float">
            <text:p>9.63E-04</text:p>
          </table:table-cell>
          <table:table-cell table:style-name="ce6"/>
          <table:table-cell table:formula="of:=[.A6]-[.A$3]" office:value-type="float" office:value="0.0499999999999998" calcext:value-type="float">
            <text:p>0.05</text:p>
          </table:table-cell>
          <table:table-cell table:formula="of:=[.B6]-[.B$3]" office:value-type="float" office:value="-0.0571029124180832" calcext:value-type="float">
            <text:p>-0.057102912418083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-0.0183002617020701" calcext:value-type="float">
            <text:p>-0.01830026170207</text:p>
          </table:table-cell>
          <table:table-cell/>
          <table:table-cell table:formula="of:=[.A7]-[.A$3]" office:value-type="float" office:value="0.06666666666667" calcext:value-type="float">
            <text:p>0.06666666666667</text:p>
          </table:table-cell>
          <table:table-cell table:formula="of:=[.B7]-[.B$3]" office:value-type="float" office:value="-0.0763663457886833" calcext:value-type="float">
            <text:p>-0.076366345788683</text:p>
          </table:table-cell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-0.0378205408509448" calcext:value-type="float">
            <text:p>-0.037820540850945</text:p>
          </table:table-cell>
          <table:table-cell/>
          <table:table-cell table:formula="of:=[.A8]-[.A$3]" office:value-type="float" office:value="0.0833333333333295" calcext:value-type="float">
            <text:p>0.08333333333333</text:p>
          </table:table-cell>
          <table:table-cell table:formula="of:=[.B8]-[.B$3]" office:value-type="float" office:value="-0.095886624937558" calcext:value-type="float">
            <text:p>-0.095886624937558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577260886672316" calcext:value-type="float">
            <text:p>-0.057726088667232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15792172753845" calcext:value-type="float">
            <text:p>-0.115792172753845</text:p>
          </table:table-cell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-0.0773747907052436" calcext:value-type="float">
            <text:p>-0.077374790705244</text:p>
          </table:table-cell>
          <table:table-cell/>
          <table:table-cell table:formula="of:=[.A10]-[.A$3]" office:value-type="float" office:value="0.11666666666667" calcext:value-type="float">
            <text:p>0.11666666666667</text:p>
          </table:table-cell>
          <table:table-cell table:formula="of:=[.B10]-[.B$3]" office:value-type="float" office:value="-0.135440874791857" calcext:value-type="float">
            <text:p>-0.135440874791857</text:p>
          </table:table-cell>
        </table:table-row>
      </table:table>
      <table:table table:name="B4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B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0.0736289447402809" calcext:value-type="float">
            <text:p>0.073628944740281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0.0560161022253432" calcext:value-type="float">
            <text:p>0.056016102225343</text:p>
          </table:table-cell>
          <table:table-cell/>
          <table:table-cell table:formula="of:=[.A4]-[.A$3]" office:value-type="float" office:value="0.0166666666666604" calcext:value-type="float">
            <text:p>0.01666666666666</text:p>
          </table:table-cell>
          <table:table-cell table:formula="of:=[.B4]-[.B$3]" office:value-type="float" office:value="-0.0176128425149377" calcext:value-type="float">
            <text:p>-0.017612842514938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0382216840143751" calcext:value-type="float">
            <text:p>0.038221684014375</text:p>
          </table:table-cell>
          <table:table-cell/>
          <table:table-cell table:formula="of:=[.A5]-[.A$3]" office:value-type="float" office:value="0.0333333333333297" calcext:value-type="float">
            <text:p>0.03333333333333</text:p>
          </table:table-cell>
          <table:table-cell table:formula="of:=[.B5]-[.B$3]" office:value-type="float" office:value="-0.0354072607259058" calcext:value-type="float">
            <text:p>-0.035407260725906</text:p>
          </table:table-cell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0.0212443564355434" calcext:value-type="float">
            <text:p>0.021244356435543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23845883047375" calcext:value-type="float">
            <text:p>-0.052384588304738</text:p>
          </table:table-cell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0.00317757468052998" calcext:value-type="float">
            <text:p>0.00317757468053</text:p>
          </table:table-cell>
          <table:table-cell/>
          <table:table-cell table:formula="of:=[.A7]-[.A$3]" office:value-type="float" office:value="0.0666666666666611" calcext:value-type="float">
            <text:p>0.066666666666661</text:p>
          </table:table-cell>
          <table:table-cell table:formula="of:=[.B7]-[.B$3]" office:value-type="float" office:value="-0.0704513700597509" calcext:value-type="float">
            <text:p>-0.07045137005975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0.0147984192264683" calcext:value-type="float">
            <text:p>-0.014798419226468</text:p>
          </table:table-cell>
          <table:table-cell/>
          <table:table-cell table:formula="of:=[.A8]-[.A$3]" office:value-type="float" office:value="0.0833333333333304" calcext:value-type="float">
            <text:p>0.08333333333333</text:p>
          </table:table-cell>
          <table:table-cell table:formula="of:=[.B8]-[.B$3]" office:value-type="float" office:value="-0.0884273639667492" calcext:value-type="float">
            <text:p>-0.088427363966749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-0.0330467766775121" calcext:value-type="float">
            <text:p>-0.033046776677512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06675721417793" calcext:value-type="float">
            <text:p>-0.106675721417793</text:p>
          </table:table-cell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-0.0519306490646618" calcext:value-type="float">
            <text:p>-0.051930649064662</text:p>
          </table:table-cell>
          <table:table-cell/>
          <table:table-cell table:formula="of:=[.A10]-[.A$3]" office:value-type="float" office:value="0.11666666666666" calcext:value-type="float">
            <text:p>0.11666666666666</text:p>
          </table:table-cell>
          <table:table-cell table:formula="of:=[.B10]-[.B$3]" office:value-type="float" office:value="-0.125559593804943" calcext:value-type="float">
            <text:p>-0.12555959380494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-0.0712684606918872" calcext:value-type="float">
            <text:p>-0.071268460691887</text:p>
          </table:table-cell>
          <table:table-cell/>
          <table:table-cell table:formula="of:=[.A11]-[.A$3]" office:value-type="float" office:value="0.133333333333331" calcext:value-type="float">
            <text:p>0.133333333333331</text:p>
          </table:table-cell>
          <table:table-cell table:formula="of:=[.B11]-[.B$3]" office:value-type="float" office:value="-0.144897405432168" calcext:value-type="float">
            <text:p>-0.144897405432168</text:p>
          </table:table-cell>
        </table:table-row>
      </table:table>
      <table:table table:name="B5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C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0.0509319827364952" calcext:value-type="float">
            <text:p>0.050931982736495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0.0328652009814817" calcext:value-type="float">
            <text:p>0.032865200981482</text:p>
          </table:table-cell>
          <table:table-cell/>
          <table:table-cell table:formula="of:=[.A4]-[.A$3]" office:value-type="float" office:value="0.0166666666666" calcext:value-type="float">
            <text:p>0.0166666666666</text:p>
          </table:table-cell>
          <table:table-cell table:formula="of:=[.B4]-[.B$3]" office:value-type="float" office:value="-0.0180667817550135" calcext:value-type="float">
            <text:p>-0.01806678175501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0143444799863926" calcext:value-type="float">
            <text:p>0.014344479986393</text:p>
          </table:table-cell>
          <table:table-cell/>
          <table:table-cell table:formula="of:=[.A5]-[.A$3]" office:value-type="float" office:value="0.0333333333332995" calcext:value-type="float">
            <text:p>0.0333333333333</text:p>
          </table:table-cell>
          <table:table-cell table:formula="of:=[.B5]-[.B$3]" office:value-type="float" office:value="-0.0365875027501026" calcext:value-type="float">
            <text:p>-0.036587502750103</text:p>
          </table:table-cell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-0.0054472708809086" calcext:value-type="float">
            <text:p>-0.005447270880909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63792536174038" calcext:value-type="float">
            <text:p>-0.056379253617404</text:p>
          </table:table-cell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-0.0239679918759977" calcext:value-type="float">
            <text:p>-0.023967991875998</text:p>
          </table:table-cell>
          <table:table-cell/>
          <table:table-cell table:formula="of:=[.A7]-[.A$3]" office:value-type="float" office:value="0.0666666666666007" calcext:value-type="float">
            <text:p>0.066666666666601</text:p>
          </table:table-cell>
          <table:table-cell table:formula="of:=[.B7]-[.B$3]" office:value-type="float" office:value="-0.0748999746124929" calcext:value-type="float">
            <text:p>-0.074899974612493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0432150156552081" calcext:value-type="float">
            <text:p>-0.043215015655208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41469983917033" calcext:value-type="float">
            <text:p>-0.094146998391703</text:p>
          </table:table-cell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-0.0629159786744941" calcext:value-type="float">
            <text:p>-0.062915978674494</text:p>
          </table:table-cell>
          <table:table-cell/>
          <table:table-cell table:formula="of:=[.A9]-[.A$3]" office:value-type="float" office:value="0.0999999999999996" calcext:value-type="float">
            <text:p>0.1</text:p>
          </table:table-cell>
          <table:table-cell table:formula="of:=[.B9]-[.B$3]" office:value-type="float" office:value="-0.113847961410989" calcext:value-type="float">
            <text:p>-0.113847961410989</text:p>
          </table:table-cell>
        </table:table-row>
      </table:table>
      <table:table table:name="B6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D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0.0448995347362018" calcext:value-type="float">
            <text:p>0.044899534736202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0.0261307202158436" calcext:value-type="float">
            <text:p>0.026130720215844</text:p>
          </table:table-cell>
          <table:table-cell/>
          <table:table-cell table:formula="of:=[.A4]-[.A$3]" office:value-type="float" office:value="0.0166666666666018" calcext:value-type="float">
            <text:p>0.016666666666602</text:p>
          </table:table-cell>
          <table:table-cell table:formula="of:=[.B4]-[.B$3]" office:value-type="float" office:value="-0.0187688145203582" calcext:value-type="float">
            <text:p>-0.01876881452035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0792820613359954" calcext:value-type="float">
            <text:p>0.0079282061336</text:p>
          </table:table-cell>
          <table:table-cell/>
          <table:table-cell table:formula="of:=[.A5]-[.A$3]" office:value-type="float" office:value="0.0333333333332995" calcext:value-type="float">
            <text:p>0.0333333333333</text:p>
          </table:table-cell>
          <table:table-cell table:formula="of:=[.B5]-[.B$3]" office:value-type="float" office:value="-0.0369713286026023" calcext:value-type="float">
            <text:p>-0.036971328602602</text:p>
          </table:table-cell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-0.0115687089500485" calcext:value-type="float">
            <text:p>-0.011568708950049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64682436862503" calcext:value-type="float">
            <text:p>-0.05646824368625</text:p>
          </table:table-cell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-0.0300948232826434" calcext:value-type="float">
            <text:p>-0.030094823282643</text:p>
          </table:table-cell>
          <table:table-cell/>
          <table:table-cell table:formula="of:=[.A7]-[.A$3]" office:value-type="float" office:value="0.0666666666666025" calcext:value-type="float">
            <text:p>0.066666666666603</text:p>
          </table:table-cell>
          <table:table-cell table:formula="of:=[.B7]-[.B$3]" office:value-type="float" office:value="-0.0749943580188452" calcext:value-type="float">
            <text:p>-0.074994358018845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0.049429938241116" calcext:value-type="float">
            <text:p>-0.049429938241116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43294729773178" calcext:value-type="float">
            <text:p>-0.094329472977318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-0.0693313536377028" calcext:value-type="float">
            <text:p>-0.069331353637703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14230888373905" calcext:value-type="float">
            <text:p>-0.114230888373905</text:p>
          </table:table-cell>
        </table:table-row>
      </table:table>
      <table:table table:name="B7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E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0475806804253822" calcext:value-type="float">
            <text:p>0.047580680425382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166666666667" calcext:value-type="float">
            <text:p>19.9166666666667</text:p>
          </table:table-cell>
          <table:table-cell office:value-type="float" office:value="0.0303720132809795" calcext:value-type="float">
            <text:p>0.03037201328098</text:p>
          </table:table-cell>
          <table:table-cell/>
          <table:table-cell table:formula="of:=[.A4]-[.A$3]" office:value-type="float" office:value="0.0166666666667012" calcext:value-type="float">
            <text:p>0.016666666666701</text:p>
          </table:table-cell>
          <table:table-cell table:formula="of:=[.B4]-[.B$3]" office:value-type="float" office:value="-0.0172086671444027" calcext:value-type="float">
            <text:p>-0.017208667144403</text:p>
          </table:table-cell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0.01155806002236" calcext:value-type="float">
            <text:p>0.01155806002236</text:p>
          </table:table-cell>
          <table:table-cell/>
          <table:table-cell table:formula="of:=[.A5]-[.A$3]" office:value-type="float" office:value="0.033333333333303" calcext:value-type="float">
            <text:p>0.033333333333303</text:p>
          </table:table-cell>
          <table:table-cell table:formula="of:=[.B5]-[.B$3]" office:value-type="float" office:value="-0.0360226204030222" calcext:value-type="float">
            <text:p>-0.036022620403022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-0.00738431612539667" calcext:value-type="float">
            <text:p>-0.007384316125397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49649965507789" calcext:value-type="float">
            <text:p>-0.054964996550779</text:p>
          </table:table-cell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-0.0258772121611728" calcext:value-type="float">
            <text:p>-0.025877212161173</text:p>
          </table:table-cell>
          <table:table-cell/>
          <table:table-cell table:formula="of:=[.A7]-[.A$3]" office:value-type="float" office:value="0.066666666666702" calcext:value-type="float">
            <text:p>0.066666666666702</text:p>
          </table:table-cell>
          <table:table-cell table:formula="of:=[.B7]-[.B$3]" office:value-type="float" office:value="-0.073457892586555" calcext:value-type="float">
            <text:p>-0.073457892586555</text:p>
          </table:table-cell>
        </table:table-row>
        <table:table-row table:style-name="ro1">
          <table:table-cell office:value-type="float" office:value="19.9833333333333" calcext:value-type="float">
            <text:p>19.9833333333333</text:p>
          </table:table-cell>
          <table:table-cell office:value-type="float" office:value="-0.0444860455274201" calcext:value-type="float">
            <text:p>-0.04448604552742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920667259528023" calcext:value-type="float">
            <text:p>-0.0920667259528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637330693066304" calcext:value-type="float">
            <text:p>-0.06373306930663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11313749732013" calcext:value-type="float">
            <text:p>-0.111313749732013</text:p>
          </table:table-cell>
        </table:table-row>
      </table:table>
      <table:table table:name="B8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F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.3333333333333" calcext:value-type="float">
            <text:p>23.3333333333333</text:p>
          </table:table-cell>
          <table:table-cell office:value-type="float" office:value="0.0568075088650314" calcext:value-type="float">
            <text:p>0.056807508865031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0.0381577123997744" calcext:value-type="float">
            <text:p>0.038157712399774</text:p>
          </table:table-cell>
          <table:table-cell/>
          <table:table-cell table:formula="of:=[.A4]-[.A$3]" office:value-type="float" office:value="0.0166666666667012" calcext:value-type="float">
            <text:p>0.016666666666701</text:p>
          </table:table-cell>
          <table:table-cell table:formula="of:=[.B4]-[.B$3]" office:value-type="float" office:value="-0.018649796465257" calcext:value-type="float">
            <text:p>-0.018649796465257</text:p>
          </table:table-cell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0.0205376592976297" calcext:value-type="float">
            <text:p>0.02053765929763</text:p>
          </table:table-cell>
          <table:table-cell/>
          <table:table-cell table:formula="of:=[.A5]-[.A$3]" office:value-type="float" office:value="0.0333333333333989" calcext:value-type="float">
            <text:p>0.033333333333399</text:p>
          </table:table-cell>
          <table:table-cell table:formula="of:=[.B5]-[.B$3]" office:value-type="float" office:value="-0.0362698495674017" calcext:value-type="float">
            <text:p>-0.036269849567402</text:p>
          </table:table-cell>
        </table:table-row>
        <table:table-row table:style-name="ro1">
          <table:table-cell office:value-type="float" office:value="23.3833333333333" calcext:value-type="float">
            <text:p>23.3833333333333</text:p>
          </table:table-cell>
          <table:table-cell office:value-type="float" office:value="0.00211669469084202" calcext:value-type="float">
            <text:p>0.002116694690842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46908141741894" calcext:value-type="float">
            <text:p>-0.05469081417418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0.0167619336328844" calcext:value-type="float">
            <text:p>-0.016761933632884</text:p>
          </table:table-cell>
          <table:table-cell/>
          <table:table-cell table:formula="of:=[.A7]-[.A$3]" office:value-type="float" office:value="0.0666666666666984" calcext:value-type="float">
            <text:p>0.066666666666698</text:p>
          </table:table-cell>
          <table:table-cell table:formula="of:=[.B7]-[.B$3]" office:value-type="float" office:value="-0.0735694424979158" calcext:value-type="float">
            <text:p>-0.073569442497916</text:p>
          </table:table-cell>
        </table:table-row>
        <table:table-row table:style-name="ro1">
          <table:table-cell office:value-type="float" office:value="23.4166666666667" calcext:value-type="float">
            <text:p>23.4166666666667</text:p>
          </table:table-cell>
          <table:table-cell office:value-type="float" office:value="-0.0354117300981415" calcext:value-type="float">
            <text:p>-0.035411730098142</text:p>
          </table:table-cell>
          <table:table-cell/>
          <table:table-cell table:formula="of:=[.A8]-[.A$3]" office:value-type="float" office:value="0.0833333333333997" calcext:value-type="float">
            <text:p>0.0833333333334</text:p>
          </table:table-cell>
          <table:table-cell table:formula="of:=[.B8]-[.B$3]" office:value-type="float" office:value="-0.0922192389631729" calcext:value-type="float">
            <text:p>-0.092219238963173</text:p>
          </table:table-cell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-0.0549768539972762" calcext:value-type="float">
            <text:p>-0.054976853997276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11784362862308" calcext:value-type="float">
            <text:p>-0.111784362862308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-0.0749996416133498" calcext:value-type="float">
            <text:p>-0.07499964161335</text:p>
          </table:table-cell>
          <table:table-cell/>
          <table:table-cell table:formula="of:=[.A10]-[.A$3]" office:value-type="float" office:value="0.116666666666699" calcext:value-type="float">
            <text:p>0.116666666666699</text:p>
          </table:table-cell>
          <table:table-cell table:formula="of:=[.B10]-[.B$3]" office:value-type="float" office:value="-0.131807150478381" calcext:value-type="float">
            <text:p>-0.131807150478381</text:p>
          </table:table-cell>
        </table:table-row>
      </table:table>
      <table:table table:name="B9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mass_G</text:p>
          </table:table-cell>
          <table:table-cell table:number-columns-repeated="2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50106881411887" calcext:value-type="float">
            <text:p>0.050106881411887</text:p>
          </table:table-cell>
          <table:table-cell/>
          <table:table-cell table:formula="of:=[.A3]-[.A$3]" office:value-type="float" office:value="0" calcext:value-type="float">
            <text:p>0</text:p>
          </table:table-cell>
          <table:table-cell table:formula="of:=[.B3]-[.B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5166666666667" calcext:value-type="float">
            <text:p>26.5166666666667</text:p>
          </table:table-cell>
          <table:table-cell office:value-type="float" office:value="0.0333805555305089" calcext:value-type="float">
            <text:p>0.033380555530509</text:p>
          </table:table-cell>
          <table:table-cell/>
          <table:table-cell table:formula="of:=[.A4]-[.A$3]" office:value-type="float" office:value="0.0166666666667012" calcext:value-type="float">
            <text:p>0.016666666666701</text:p>
          </table:table-cell>
          <table:table-cell table:formula="of:=[.B4]-[.B$3]" office:value-type="float" office:value="-0.0167263258813781" calcext:value-type="float">
            <text:p>-0.016726325881378</text:p>
          </table:table-cell>
        </table:table-row>
        <table:table-row table:style-name="ro1">
          <table:table-cell office:value-type="float" office:value="26.5333333333333" calcext:value-type="float">
            <text:p>26.5333333333333</text:p>
          </table:table-cell>
          <table:table-cell office:value-type="float" office:value="0.0152123050041844" calcext:value-type="float">
            <text:p>0.015212305004184</text:p>
          </table:table-cell>
          <table:table-cell/>
          <table:table-cell table:formula="of:=[.A5]-[.A$3]" office:value-type="float" office:value="0.0333333333332995" calcext:value-type="float">
            <text:p>0.0333333333333</text:p>
          </table:table-cell>
          <table:table-cell table:formula="of:=[.B5]-[.B$3]" office:value-type="float" office:value="-0.0348945764077026" calcext:value-type="float">
            <text:p>-0.034894576407703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-0.00252336812865619" calcext:value-type="float">
            <text:p>-0.002523368128656</text:p>
          </table:table-cell>
          <table:table-cell/>
          <table:table-cell table:formula="of:=[.A6]-[.A$3]" office:value-type="float" office:value="0.0500000000000007" calcext:value-type="float">
            <text:p>0.050000000000001</text:p>
          </table:table-cell>
          <table:table-cell table:formula="of:=[.B6]-[.B$3]" office:value-type="float" office:value="-0.0526302495405432" calcext:value-type="float">
            <text:p>-0.052630249540543</text:p>
          </table:table-cell>
        </table:table-row>
        <table:table-row table:style-name="ro1">
          <table:table-cell office:value-type="float" office:value="26.5666666666667" calcext:value-type="float">
            <text:p>26.5666666666667</text:p>
          </table:table-cell>
          <table:table-cell office:value-type="float" office:value="-0.0215567734419485" calcext:value-type="float">
            <text:p>-0.021556773441949</text:p>
          </table:table-cell>
          <table:table-cell/>
          <table:table-cell table:formula="of:=[.A7]-[.A$3]" office:value-type="float" office:value="0.0666666666666984" calcext:value-type="float">
            <text:p>0.066666666666698</text:p>
          </table:table-cell>
          <table:table-cell table:formula="of:=[.B7]-[.B$3]" office:value-type="float" office:value="-0.0716636548538355" calcext:value-type="float">
            <text:p>-0.071663654853836</text:p>
          </table:table-cell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-0.039725023968273" calcext:value-type="float">
            <text:p>-0.039725023968273</text:p>
          </table:table-cell>
          <table:table-cell/>
          <table:table-cell table:formula="of:=[.A8]-[.A$3]" office:value-type="float" office:value="0.0833333333333002" calcext:value-type="float">
            <text:p>0.0833333333333</text:p>
          </table:table-cell>
          <table:table-cell table:formula="of:=[.B8]-[.B$3]" office:value-type="float" office:value="-0.08983190538016" calcext:value-type="float">
            <text:p>-0.0898319053801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0.0587584292815653" calcext:value-type="float">
            <text:p>-0.058758429281565</text:p>
          </table:table-cell>
          <table:table-cell/>
          <table:table-cell table:formula="of:=[.A9]-[.A$3]" office:value-type="float" office:value="0.100000000000001" calcext:value-type="float">
            <text:p>0.100000000000001</text:p>
          </table:table-cell>
          <table:table-cell table:formula="of:=[.B9]-[.B$3]" office:value-type="float" office:value="-0.108865310693452" calcext:value-type="float">
            <text:p>-0.108865310693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00-00-00</text:date>, <text:time style:data-style-name="N2" text:time-value="08:39:34.058017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6:43:59.767610100</meta:creation-date>
    <dc:title>Noto Sans</dc:title>
    <meta:editing-duration>PT49M39S</meta:editing-duration>
    <meta:editing-cycles>23</meta:editing-cycles>
    <meta:generator>LibreOffice/6.4.5.2$Linux_X86_64 LibreOffice_project/40$Build-2</meta:generator>
    <meta:initial-creator>Yudong Sun</meta:initial-creator>
    <dc:date>2020-08-23T08:02:05.353504994</dc:date>
    <dc:creator>Yudong Sun</dc:creator>
    <meta:document-statistic meta:table-count="9" meta:cell-count="330" meta:object-count="0"/>
    <meta:template xlink:type="simple" xlink:actuate="onRequest" xlink:title="Noto Sans" xlink:href="../../../../../../../../../home/sunyudong/Templates/Noto%20Sans1.ots" meta:date="2020-08-22T16:43:59.032497918"/>
  </office:meta>
</office:document-meta>
</file>